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fo:text-indent="0cm" style:auto-text-indent="false" style:writing-mode="lr-tb"/>
    </style:style>
    <style:style style:name="P6" style:family="paragraph" style:parent-style-name="Preformatted_20_Text">
      <style:paragraph-properties fo:margin-top="0cm" fo:margin-bottom="0.499cm" style:contextual-spacing="false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 style:list-style-name="L1">
      <style:paragraph-properties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text-indent="0cm" style:auto-text-indent="false"/>
    </style:style>
    <style:style style:name="P11" style:family="paragraph" style:parent-style-name="Text_20_body" style:list-style-name="L2">
      <style:paragraph-properties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</style:style>
    <style:style style:name="P13" style:family="paragraph" style:parent-style-name="Text_20_body" style:list-style-name="L3">
      <style:paragraph-properties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4">
      <style:paragraph-properties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text-indent="0cm" style:auto-text-indent="false"/>
    </style:style>
    <style:style style:name="P17" style:family="paragraph" style:parent-style-name="Text_20_body" style:list-style-name="L5">
      <style:paragraph-properties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 que é a tag <text:span text:style-name="Source_20_Text">&lt;abbr&gt;</text:span> no HTML?</text:h>
      <text:p text:style-name="P7">A <text:span text:style-name="Strong_20_Emphasis"><text:span text:style-name="Source_20_Text">&lt;abbr&gt;</text:span></text:span> é uma <text:span text:style-name="Strong_20_Emphasis">tag semântica</text:span> usada para representar <text:span text:style-name="Strong_20_Emphasis">abreviações ou siglas</text:span>.</text:p>
      <text:p text:style-name="P7">👉 Ela serve para:</text:p>
      <text:list text:style-name="L1">
        <text:list-item>
          <text:p text:style-name="P8">Mostrar que uma palavra é uma abreviação</text:p>
        </text:list-item>
        <text:list-item>
          <text:p text:style-name="P9">Explicar o significado completo dessa abreviação</text:p>
        </text:list-item>
        <text:list-item>
          <text:p text:style-name="P9">Ajudar leitores de tela e usuários a entenderem melhor</text:p>
        </text:list-item>
      </text:list>
      <text:p text:style-name="Horizontal_20_Line"/>
      <text:h text:style-name="P1" text:outline-level="2">Como a <text:span text:style-name="Source_20_Text">&lt;abbr&gt;</text:span> funciona?</text:h>
      <text:p text:style-name="P7">Normalmente, a <text:span text:style-name="Source_20_Text">&lt;abbr&gt;</text:span> vem com o atributo <text:span text:style-name="Strong_20_Emphasis"><text:span text:style-name="Source_20_Text">title</text:span></text:span>, que contém o <text:span text:style-name="Strong_20_Emphasis">significado completo</text:span> da sigla.</text:p>
      <text:h text:style-name="P2" text:outline-level="3">Exemplo básico:</text:h>
      <text:p text:style-name="P4"><text:span text:style-name="Source_20_Text">&lt;p&gt;Estou estudando &lt;abbr title="HyperText Markup Language"&gt;HTML&lt;/abbr&gt;.&lt;/p&gt;</text:span></text:p>
      <text:p text:style-name="P7">📌 O que acontece aqui:</text:p>
      <text:list text:style-name="L2">
        <text:list-item>
          <text:p text:style-name="P10">“HTML” aparece normalmente na tela</text:p>
        </text:list-item>
        <text:list-item>
          <text:p text:style-name="P11">Ao passar o mouse, aparece o significado completo</text:p>
        </text:list-item>
        <text:list-item>
          <text:p text:style-name="P11">Leitores de tela podem ler a forma expandida</text:p>
        </text:list-item>
      </text:list>
      <text:p text:style-name="Horizontal_20_Line"/>
      <text:h text:style-name="P1" text:outline-level="2">Por que usar <text:span text:style-name="Source_20_Text">&lt;abbr&gt;</text:span>?</text:h>
      <text:p text:style-name="P7">Sem <text:span text:style-name="Source_20_Text">&lt;abbr&gt;</text:span>:</text:p>
      <text:p text:style-name="P4"><text:span text:style-name="Source_20_Text">HTML é uma linguagem de marcação.</text:span></text:p>
      <text:p text:style-name="P7">Com <text:span text:style-name="Source_20_Text">&lt;abbr&gt;</text:span>:</text:p>
      <text:p text:style-name="P4"><text:span text:style-name="Source_20_Text">&lt;abbr title="HyperText Markup Language"&gt;HTML&lt;/abbr&gt; é uma linguagem de marcação.</text:span></text:p>
      <text:p text:style-name="P7">👉 Com a tag:<text:line-break/>✔ Mais acessível<text:line-break/>✔ Mais semântico<text:line-break/>✔ Mais profissional<text:line-break/>✔ Mais claro para iniciantes</text:p>
      <text:p text:style-name="Horizontal_20_Line"/>
      <text:h text:style-name="P1" text:outline-level="2">Exemplo com várias abreviações</text:h>
      <text:p text:style-name="P3"><text:span text:style-name="Source_20_Text">&lt;p&gt;</text:span></text:p>
      <text:p text:style-name="P5"><text:span text:style-name="Source_20_Text"><text:s text:c="2"/>O &lt;abbr title="World Wide Web"&gt;WWW&lt;/abbr&gt; funciona usando</text:span></text:p>
      <text:p text:style-name="P5"><text:span text:style-name="Source_20_Text"><text:s text:c="2"/>&lt;abbr title="HyperText Transfer Protocol"&gt;HTTP&lt;/abbr&gt;.</text:span></text:p>
      <text:p text:style-name="P6"><text:span text:style-name="Source_20_Text">&lt;/p&gt;</text:span></text:p>
      <text:p text:style-name="Horizontal_20_Line"><text:soft-page-break/></text:p>
      <text:h text:style-name="P1" text:outline-level="2">A <text:span text:style-name="Source_20_Text">&lt;abbr&gt;</text:span> altera o visual do texto?</text:h>
      <text:p text:style-name="P7">❌ Não necessariamente.</text:p>
      <text:p text:style-name="P7">Por padrão:</text:p>
      <text:list text:style-name="L3">
        <text:list-item>
          <text:p text:style-name="P12">O navegador <text:span text:style-name="Strong_20_Emphasis">não muda muito o estilo</text:span></text:p>
        </text:list-item>
        <text:list-item>
          <text:p text:style-name="P13">Às vezes aparece um <text:span text:style-name="Strong_20_Emphasis">sublinhado pontilhado</text:span></text:p>
        </text:list-item>
      </text:list>
      <text:p text:style-name="P7">👉 Você pode estilizar com CSS se quiser:</text:p>
      <text:p text:style-name="P3"><text:span text:style-name="Source_20_Text">abbr {</text:span></text:p>
      <text:p text:style-name="P5"><text:span text:style-name="Source_20_Text"><text:s text:c="2"/>text-decoration: underline dotted;</text:span></text:p>
      <text:p text:style-name="P5"><text:span text:style-name="Source_20_Text"><text:s text:c="2"/>cursor: help;</text:span></text:p>
      <text:p text:style-name="P6"><text:span text:style-name="Source_20_Text">}</text:span></text:p>
      <text:p text:style-name="Horizontal_20_Line"/>
      <text:h text:style-name="P1" text:outline-level="2">Quando usar <text:span text:style-name="Source_20_Text">&lt;abbr&gt;</text:span>?</text:h>
      <text:p text:style-name="P7">Use <text:span text:style-name="Source_20_Text">&lt;abbr&gt;</text:span> quando:</text:p>
      <text:p text:style-name="P7">✔ For uma sigla (HTML, CSS, ONU, NASA)<text:line-break/>✔ For uma abreviação (Sr., Dr., etc.)<text:line-break/>✔ O significado completo não estiver explícito no texto</text:p>
      <text:p text:style-name="Horizontal_20_Line"/>
      <text:h text:style-name="P1" text:outline-level="2">Quando NÃO usar <text:span text:style-name="Source_20_Text">&lt;abbr&gt;</text:span>?</text:h>
      <text:p text:style-name="P7">❌ Para palavras comuns<text:line-break/>❌ Para textos longos<text:line-break/>❌ Para termos que não são abreviações</text:p>
      <text:p text:style-name="P7">Exemplo errado:</text:p>
      <text:p text:style-name="P4"><text:span text:style-name="Source_20_Text">&lt;abbr title="Programação"&gt;Programação&lt;/abbr&gt;</text:span></text:p>
      <text:p text:style-name="Horizontal_20_Line"/>
      <text:h text:style-name="P1" text:outline-level="2">Diferença entre <text:span text:style-name="Source_20_Text">&lt;abbr&gt;</text:span> e <text:span text:style-name="Source_20_Text">&lt;acronym&gt;</text:span></text:h>
      <text:p text:style-name="P7">👉 <text:span text:style-name="Strong_20_Emphasis"><text:span text:style-name="Source_20_Text">&lt;acronym&gt;</text:span></text:span><text:span text:style-name="Strong_20_Emphasis"> não existe mais</text:span> (foi removida do HTML).</text:p>
      <text:p text:style-name="P7">📌 Hoje, <text:span text:style-name="Strong_20_Emphasis">use sempre </text:span><text:span text:style-name="Strong_20_Emphasis"><text:span text:style-name="Source_20_Text">&lt;abbr&gt;</text:span></text:span> para siglas e acrônimos.</text:p>
      <text:p text:style-name="Horizontal_20_Line"/>
      <text:h text:style-name="P1" text:outline-level="2">Benefícios para acessibilidade (importante!)</text:h>
      <text:list text:style-name="L4">
        <text:list-item>
          <text:p text:style-name="P14">Leitores de tela conseguem explicar a sigla</text:p>
        </text:list-item>
        <text:list-item>
          <text:p text:style-name="P15"><text:soft-page-break/>Pessoas iniciantes entendem melhor</text:p>
        </text:list-item>
        <text:list-item>
          <text:p text:style-name="P15">Melhora a experiência de quem não conhece o termo</text:p>
        </text:list-item>
      </text:list>
      <text:p text:style-name="Horizontal_20_Line"/>
      <text:h text:style-name="P1" text:outline-level="2">Resumo rápido</text:h>
      <text:list text:style-name="L5">
        <text:list-item>
          <text:p text:style-name="P16"><text:span text:style-name="Source_20_Text">&lt;abbr&gt;</text:span> representa <text:span text:style-name="Strong_20_Emphasis">abreviações e siglas</text:span></text:p>
        </text:list-item>
        <text:list-item>
          <text:p text:style-name="P17">O atributo <text:span text:style-name="Source_20_Text">title</text:span> mostra o significado completo</text:p>
        </text:list-item>
        <text:list-item>
          <text:p text:style-name="P17">Ajuda em <text:span text:style-name="Strong_20_Emphasis">acessibilidade e clareza</text:span></text:p>
        </text:list-item>
        <text:list-item>
          <text:p text:style-name="P17">Não muda o layout, só o significado</text:p>
        </text:list-item>
        <text:list-item>
          <text:p text:style-name="P17">Substitui a antiga <text:span text:style-name="Source_20_Text">&lt;acronym&gt;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9:20:36.094169525</meta:creation-date>
    <dc:date>2026-01-25T19:20:49.572221032</dc:date>
    <meta:editing-duration>PT13S</meta:editing-duration>
    <meta:editing-cycles>1</meta:editing-cycles>
    <meta:document-statistic meta:table-count="0" meta:image-count="0" meta:object-count="0" meta:page-count="3" meta:paragraph-count="55" meta:word-count="344" meta:character-count="2104" meta:non-whitespace-character-count="1823"/>
    <meta:generator>1Doc/1.5.0.$MacOSX_X86_64 LibreOffice_project/2f9b6e7260225c6c2c1401d17cb7be8dc4e3347b</meta:generator>
  </office:meta>
</office:document-meta>
</file>